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SemiLight" svg:font-family="'Bahnschrift Semi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ec0a" officeooo:paragraph-rsid="0009ec0a"/>
    </style:style>
    <style:style style:name="P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Bahnschrift SemiLight" fo:font-size="10pt" fo:font-style="normal" fo:text-shadow="none" style:text-underline-style="none" fo:font-weight="normal" officeooo:rsid="0009ec0a" style:font-size-asian="10pt" style:font-style-asian="normal" style:font-weight-asian="normal" style:text-emphasize="none"/>
    </style:style>
    <style:style style:name="P3" style:family="paragraph" style:parent-style-name="Standard">
      <style:text-properties officeooo:rsid="0009ec0a" officeooo:paragraph-rsid="0009ec0a"/>
    </style:style>
    <style:style style:name="P4" style:family="paragraph" style:parent-style-name="Standard">
      <style:text-properties officeooo:rsid="000a021f" officeooo:paragraph-rsid="000a02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est Name – Give in below format.</text:p>
      <text:p text:style-name="P1"/>
      <text:p text:style-name="P1">Just give type of request i.e. POST/GET/PUT etc.</text:p>
      <text:p text:style-name="P1"/>
      <text:p text:style-name="P1"/>
      <text:p text:style-name="P1">-------------------------------------------------------------------------------------------</text:p>
      <text:p text:style-name="P1"/>
      <text:p text:style-name="P4">How to get 500 status code?</text:p>
      <text:p text:style-name="P4">--&gt; DB name or connection string put it incorrect and hit api, we will receive 500 status code.</text:p>
      <text:p text:style-name="P2"/>
      <text:p text:style-name="P1">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SemiLight" svg:font-family="'Bahnschrift Semi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02T16:10:26.907000000</dc:date>
    <meta:editing-duration>PT44M53S</meta:editing-duration>
    <meta:editing-cycles>2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6" meta:word-count="41" meta:character-count="387" meta:non-whitespace-character-count="352"/>
  </office:meta>
</office:document-meta>
</file>